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ad7a" officeooo:paragraph-rsid="0017ad7a"/>
    </style:style>
    <style:style style:name="P2" style:family="paragraph" style:parent-style-name="Standard">
      <style:text-properties officeooo:rsid="0018c6ab" officeooo:paragraph-rsid="0018c6ab"/>
    </style:style>
    <style:style style:name="P3" style:family="paragraph" style:parent-style-name="Standard">
      <style:text-properties officeooo:rsid="0018c6ab" officeooo:paragraph-rsid="0018c6ab"/>
    </style:style>
    <style:style style:name="P4" style:family="paragraph" style:parent-style-name="Standard">
      <style:text-properties officeooo:rsid="001a57a5" officeooo:paragraph-rsid="001a57a5"/>
    </style:style>
    <style:style style:name="P5" style:family="paragraph" style:parent-style-name="Standard">
      <style:text-properties style:text-underline-style="solid" style:text-underline-width="auto" style:text-underline-color="font-color" officeooo:rsid="001a57a5" officeooo:paragraph-rsid="001a57a5"/>
    </style:style>
    <style:style style:name="T1" style:family="text">
      <style:text-properties officeooo:rsid="001a57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 / ies / nombre</text:p>
      <text:p text:style-name="P1"/>
      <text:p text:style-name="P1">1.2 //web/text()</text:p>
      <text:p text:style-name="P1"/>
      <text:p text:style-name="P1">1.3 /ies/ciclos/ciclo/nombre/text()</text:p>
      <text:p text:style-name="P1"/>
      <text:p text:style-name="P1">1.4 /ies/ciclos/ciclo/@*</text:p>
      <text:p text:style-name="P1"/>
      <text:p text:style-name="P1">1.5 //decretoTitulo/@*</text:p>
      <text:p text:style-name="P1"/>
      <text:p text:style-name="P1">1.6 <text:bookmark-start text:name="__DdeLink__0_120920324"/>//ciclo[@id="SMR"]<text:bookmark-end text:name="__DdeLink__0_120920324"/></text:p>
      <text:p text:style-name="P1"/>
      <text:p text:style-name="P2">1.7 //ciclo[@id="DAW"]/nombre | //ciclo[@id="ASIR"]/nombre</text:p>
      <text:p text:style-name="P2"/>
      <text:p text:style-name="P2">1.<text:span text:style-name="T1">8 //nombre[../decretoTitulo/@año&lt;2010]/text()</text:span></text:p>
      <text:p text:style-name="P2"/>
      <text:p text:style-name="P4">1.9 //nombre[../decretoTitulo/@año=2008 or ../decretoTitulo/@año=2010]/text()</text:p>
      <text:p text:style-name="P4"/>
      <text:p text:style-name="P5"/>
      <text:p text:style-name="P4"/>
      <text:p text:style-name="P4">2.1 //nombre/text()</text:p>
      <text:p text:style-name="P4"/>
      <text:p text:style-name="P4">2.2 //nombre[../ciclo="ASIR"]/text()</text:p>
      <text:p text:style-name="P4"/>
      <text:p text:style-name="P4">2.3 //nombre[../curso=2]/text()</text:p>
      <text:p text:style-name="P4"/>
      <text:p text:style-name="P4">2.4 //nombre[../horasSemanales&lt;5]/text()</text:p>
      <text:p text:style-name="P4"/>
      <text:p text:style-name="P4">2.5 //nombre[../ciclo="ASIR" and ../curso=1]/text()</text:p>
      <text:p text:style-name="P4"/>
      <text:p text:style-name="P4">2.6 //horasSemanales[.&gt;3]/tex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1:00:16.724615894</meta:creation-date>
    <dc:date>2024-12-19T09:17:21.620092031</dc:date>
    <meta:editing-duration>PT43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39" meta:character-count="528" meta:non-whitespace-character-count="504"/>
  </office:meta>
</office:document-meta>
</file>